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3598in"/>
    </style:style>
    <style:style style:name="co2" style:family="table-column">
      <style:table-column-properties fo:break-before="auto" style:column-width="1.8299in"/>
    </style:style>
    <style:style style:name="co3" style:family="table-column">
      <style:table-column-properties fo:break-before="auto" style:column-width="4.061in"/>
    </style:style>
    <style:style style:name="co4" style:family="table-column">
      <style:table-column-properties fo:break-before="auto" style:column-width="1.439in"/>
    </style:style>
    <style:style style:name="co5" style:family="table-column">
      <style:table-column-properties fo:break-before="auto" style:column-width="1.4598in"/>
    </style:style>
    <style:style style:name="co6" style:family="table-column">
      <style:table-column-properties fo:break-before="auto" style:column-width="1.2646in"/>
    </style:style>
    <style:style style:name="co7" style:family="table-column">
      <style:table-column-properties fo:break-before="auto" style:column-width="1.3874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3835in" fo:break-before="auto" style:use-optimal-row-height="fals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/>
      <style:text-properties style:font-name="Times New Roman1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1" fo:font-size="10pt" style:font-size-asian="10pt" style:font-size-complex="10pt"/>
    </style:style>
    <style:style style:name="ce6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fo:border="0.0008in solid #000000"/>
    </style:style>
    <style:style style:name="ce8" style:family="table-cell" style:parent-style-name="Default" style:data-style-name="N37">
      <style:table-cell-properties fo:border="0.0008in solid #000000"/>
    </style:style>
    <style:style style:name="ce9" style:family="table-cell" style:parent-style-name="Default" style:data-style-name="N4">
      <style:table-cell-properties style:text-align-source="fix" style:repeat-content="false" fo:border="0.0008in solid #000000"/>
      <style:paragraph-properties fo:text-align="end" fo:margin-left="0in"/>
    </style:style>
    <style:style style:name="ce10" style:family="table-cell" style:parent-style-name="Default" style:data-style-name="N37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text-outline="false" style:text-line-through-style="none" fo:language="en" fo:country="IN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fo:border="0.0008in solid #000000"/>
    </style:style>
    <style:style style:name="ce12" style:family="table-cell" style:parent-style-name="Default" style:data-style-name="N37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4"/>
    <style:style style:name="ce14" style:family="table-cell" style:parent-style-name="Default" style:data-style-name="N0"/>
    <style:style style:name="T1" style:family="text">
      <style:text-properties style:font-name="Arial1" fo:font-size="10pt" style:font-size-asian="10pt" style:font-size-complex="10pt"/>
    </style:style>
  </office:automatic-styles>
  <office:body>
    <office:spreadsheet>
      <table:table table:name="Sheet3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00" table:default-cell-style-name="ce1"/>
        <table:table-row table:style-name="ro1">
          <table:table-cell table:number-columns-repeated="1007"/>
        </table:table-row>
        <table:table-row table:style-name="ro1">
          <table:table-cell/>
          <table:table-cell table:style-name="ce6" office:value-type="string" table:number-columns-spanned="6" table:number-rows-spanned="2">
            <text:p>REPORT OUTSOURCING</text:p>
          </table:table-cell>
          <table:covered-table-cell/>
          <table:covered-table-cell table:number-columns-repeated="2" table:style-name="Default"/>
          <table:covered-table-cell table:number-columns-repeated="2"/>
          <table:table-cell table:number-columns-repeated="1000"/>
        </table:table-row>
        <table:table-row table:style-name="ro1">
          <table:table-cell/>
          <table:covered-table-cell table:number-columns-repeated="6"/>
          <table:table-cell table:number-columns-repeated="100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number-columns-repeated="1000"/>
        </table:table-row>
        <table:table-row table:style-name="ro2">
          <table:table-cell table:style-name="ce2" office:value-type="string">
            <text:p>STT</text:p>
          </table:table-cell>
          <table:table-cell table:style-name="ce2" office:value-type="string">
            <text:p>Ma SP</text:p>
          </table:table-cell>
          <table:table-cell table:style-name="ce2" office:value-type="string">
            <text:p>Ten SP</text:p>
          </table:table-cell>
          <table:table-cell table:style-name="ce2" office:value-type="string">
            <text:p>So Luong Dau Ky</text:p>
          </table:table-cell>
          <table:table-cell table:style-name="ce10" office:value-type="string">
            <text:p>So Luong Nhap</text:p>
          </table:table-cell>
          <table:table-cell table:style-name="ce10" office:value-type="string">
            <text:p>So Luong Xuat</text:p>
          </table:table-cell>
          <table:table-cell table:style-name="ce12" office:value-type="string">
            <text:p>So Luong Cuoi Ky</text:p>
          </table:table-cell>
          <table:table-cell table:style-name="Default"/>
          <table:table-cell table:number-columns-repeated="999"/>
        </table:table-row>
        <table:table-row table:style-name="ro3">
          <table:table-cell table:style-name="ce3" office:value-type="string">
            <text:p><text:a xlink:href="python://for%20each=%22p%20in%20lines(data['form'])%22">for each="p in lines(data['form'])"</text:a></text:p>
          </table:table-cell>
          <table:table-cell table:style-name="ce3"/>
          <table:table-cell table:style-name="ce7" table:number-columns-repeated="4"/>
          <table:table-cell table:style-name="ce8"/>
          <table:table-cell table:style-name="Default"/>
          <table:table-cell table:number-columns-repeated="999"/>
        </table:table-row>
        <table:table-row table:style-name="ro3">
          <table:table-cell table:style-name="ce4" office:value-type="string">
            <text:p><text:a xlink:href="python://p['num']">p['num']</text:a></text:p>
          </table:table-cell>
          <table:table-cell table:style-name="ce7" office:value-type="string">
            <text:p><text:a xlink:href="python://p['code']">p['code']</text:a></text:p>
          </table:table-cell>
          <table:table-cell table:style-name="ce7" office:value-type="string">
            <text:p><text:a xlink:href="python://p['name']">p['name']</text:a></text:p>
          </table:table-cell>
          <table:table-cell table:style-name="ce9" office:value-type="string">
            <text:p><text:a xlink:href="python://p['qty_dk']">python://p['qty_dk']</text:a></text:p>
          </table:table-cell>
          <table:table-cell table:style-name="ce9" office:value-type="string">
            <text:p><text:a xlink:href="python://p['qty_in_tk']">python://p['qty_in_tk']</text:a></text:p>
          </table:table-cell>
          <table:table-cell table:style-name="ce9" office:value-type="string">
            <text:p><text:a xlink:href="python://p['qty_out_tk']">python://p['qty_out_tk']</text:a></text:p>
          </table:table-cell>
          <table:table-cell table:style-name="ce9" office:value-type="string">
            <text:p><text:a xlink:href="python://p['qty_ck']">python://p['qty_ck']</text:a></text:p>
          </table:table-cell>
          <table:table-cell table:style-name="ce13"/>
          <table:table-cell table:number-columns-repeated="999"/>
        </table:table-row>
        <table:table-row table:style-name="ro1">
          <table:table-cell table:style-name="ce5" office:value-type="string">
            <text:p><text:span text:style-name="T1"><text:a xlink:href="python:///for">/for</text:a></text:span></text:p>
          </table:table-cell>
          <table:table-cell table:style-name="ce5"/>
          <table:table-cell table:style-name="ce8" table:number-columns-repeated="3"/>
          <table:table-cell table:style-name="ce11"/>
          <table:table-cell table:style-name="ce8"/>
          <table:table-cell table:style-name="Default"/>
          <table:table-cell table:number-columns-repeated="999"/>
        </table:table-row>
        <table:table-row table:style-name="ro1">
          <table:table-cell table:number-columns-repeated="7"/>
          <table:table-cell table:style-name="ce14"/>
          <table:table-cell table:number-columns-repeated="999"/>
        </table:table-row>
        <table:table-row table:style-name="ro1" table:number-rows-repeated="1048566">
          <table:table-cell table:number-columns-repeated="1007"/>
        </table:table-row>
        <table:table-row table:style-name="ro1">
          <table:table-cell table:number-columns-repeated="100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7P0"/>
    </number:currency-style>
    <number:number-style style:name="N121P0" style:volatile="true">
      <number:number number:decimal-places="2" number:min-integer-digits="1" number:grouping="true"/>
      <number:text>    </number:text>
    </number:number-style>
    <number:number-style style:name="N121P1" style:volatile="true">
      <number:text>-</number:text>
      <number:number number:decimal-places="2" number:min-integer-digits="1" number:grouping="true"/>
      <number:text>    </number:text>
    </number:number-style>
    <number:number-style style:name="N121P2" style:volatile="true">
      <number:text> -</number:text>
      <number:number number:decimal-places="0" number:min-integer-digits="0"/>
      <number:text>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1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4" number:min-integer-digits="1"/>
    </number:number-style>
    <number:number-style style:name="N126P0" style:volatile="true">
      <number:number number:decimal-places="0" number:min-integer-digits="1" number:grouping="true"/>
      <number:text> ₫</number:text>
    </number:number-style>
    <number:number-style style:name="N126">
      <number:text>-</number:text>
      <number:number number:decimal-places="0" number:min-integer-digits="1" number:grouping="true"/>
      <number:text> ₫</number:text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  <number:text> ₫</number:text>
    </number:number-style>
    <number:number-style style:name="N127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27P0"/>
    </number:number-style>
    <number:number-style style:name="N129P0" style:volatile="true">
      <number:number number:decimal-places="2" number:min-integer-digits="1" number:grouping="true"/>
      <number:text> ₫</number:text>
    </number:number-style>
    <number:number-style style:name="N129">
      <number:text>-</number:text>
      <number:number number:decimal-places="2" number:min-integer-digits="1" number:grouping="true"/>
      <number:text> ₫</number:text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  <number:text> ₫</number:text>
    </number:number-style>
    <number:number-style style:name="N130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</number:number-style>
    <number:number-style style:name="N131">
      <number:text>-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</number:number-style>
    <number:number-style style:name="N133">
      <number:text>-</number:text>
      <number:number number: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8P0" style:volatile="true">
      <number:number number:decimal-places="0" number:min-integer-digits="1" number:grouping="true"/>
      <number:text>    </number:text>
    </number:number-style>
    <number:number-style style:name="N138P1" style:volatile="true">
      <number:text>-</number:text>
      <number:number number:decimal-places="0" number:min-integer-digits="1" number:grouping="true"/>
      <number:text>    </number:text>
    </number:number-style>
    <number:number-style style:name="N138P2" style:volatile="true">
      <number:text> -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0" number:min-integer-digits="1" number:grouping="true"/>
      <number:text> ₫ </number:text>
    </number:number-style>
    <number:number-style style:name="N142P1" style:volatile="true">
      <number:text>-</number:text>
      <number:number number:decimal-places="0" number:min-integer-digits="1" number:grouping="true"/>
      <number:text> ₫ </number:text>
    </number:number-style>
    <number:number-style style:name="N142P2" style:volatile="true">
      <number:text> - ₫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number:min-integer-digits="1" number:grouping="true"/>
      <number:text> ₫ </number:text>
    </number:number-style>
    <number:number-style style:name="N146P1" style:volatile="true">
      <number:text>-</number:text>
      <number:number number:decimal-places="2" number:min-integer-digits="1" number:grouping="true"/>
      <number:text> ₫ </number:text>
    </number:number-style>
    <number:number-style style:name="N146P2" style:volatile="true">
      <number:text> -</number:text>
      <number:number number:decimal-places="0" number:min-integer-digits="0"/>
      <number:text> ₫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integer-digits="3" number:min-exponent-digits="1"/>
    </number:number-style>
    <number:number-style style:name="N151">
      <number:number number:decimal-places="2" number:min-integer-digits="1" number:grouping="true"/>
      <number:text> </number:text>
    </number:number-style>
    <number:number-style style:name="N152">
      <number:text> (</number:text>
      <number:number number:decimal-places="2" number:min-integer-digits="1" number:grouping="true"/>
      <number:text>)</number:text>
    </number:number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number number:decimal-places="0" number:min-integer-digits="1" number:grouping="true"/>
      <number:text> </number:text>
    </number:number-style>
    <number:number-style style:name="N157P1" style:volatile="true">
      <number:text> (</number:text>
      <number:number number:decimal-places="0" number:min-integer-digits="1" number:grouping="true"/>
      <number:text>)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">
      <number:number number:decimal-places="2" number:min-integer-digits="1" number:grouping="true"/>
      <number:text>   </number:text>
    </number:number-style>
    <number:number-style style:name="N159">
      <number:text>-</number:text>
      <number:number number:decimal-places="2" number:min-integer-digits="1" number:grouping="true"/>
      <number:text>   </number:text>
    </number:number-style>
    <number:number-style style:name="N160">
      <number:text> -</number:text>
      <number:number number:decimal-places="0" number:min-integer-digits="2"/>
      <number:text>   </number:text>
    </number:number-style>
    <number:number-style style:name="N161P0" style:volatile="true">
      <number:number number:decimal-places="2" number:min-integer-digits="1" number:grouping="true"/>
      <number:text>   </number:text>
    </number:number-style>
    <number:number-style style:name="N161P1" style:volatile="true">
      <number:text>-</number:text>
      <number:number number:decimal-places="2" number:min-integer-digits="1" number:grouping="true"/>
      <number:text>   </number:text>
    </number:number-style>
    <number:number-style style:name="N161P2" style:volatile="true">
      <number:text> -</number:text>
      <number:number number:decimal-places="0" number:min-integer-digits="2"/>
      <number:text>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 -</number:text>
      <number:number number:decimal-places="0" number:min-integer-digits="2"/>
      <number:text> </number:text>
    </number:number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 (</number:text>
      <number:number number:decimal-places="2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2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number number:decimal-places="0" number:min-integer-digits="1"/>
      <number:text> </number:text>
    </number:number-style>
    <number:number-style style:name="N165">
      <number:text> (</number:text>
      <number:number number:decimal-places="0" number:min-integer-digits="1"/>
      <number:text>)</number:text>
    </number:number-style>
    <number:number-style style:name="N166P0" style:volatile="true">
      <number:number number:decimal-places="0" number:min-integer-digits="1"/>
      <number:text> </number:text>
    </number:number-style>
    <number:number-style style:name="N166P1" style:volatile="true">
      <number:text> (</number:text>
      <number:number number:decimal-places="0" number:min-integer-digits="1"/>
      <number:text>)</number:text>
    </number:number-style>
    <number:number-style style:name="N166P2" style:volatile="true">
      <number:text> -</number:text>
      <number:number number:decimal-places="0" number:min-integer-digits="2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text>$</number:text>
      <number:number number:decimal-places="0" number:min-integer-digits="1" number:grouping="true"/>
      <number:text> </number:text>
    </number:number-style>
    <number:number-style style:name="N168">
      <number:text>($</number:text>
      <number:number number:decimal-places="0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$</number:text>
      <number:number number:decimal-places="0" number:min-integer-digits="1" number:grouping="true"/>
      <number:text> </number:text>
    </number:number-style>
    <number:number-style style:name="N16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9P0"/>
    </number:number-style>
    <number:number-style style:name="N171P0" style:volatile="true">
      <number:text>$</number:text>
      <number:number number:decimal-places="2" number:min-integer-digits="1" number:grouping="true"/>
      <number:text> </number:text>
    </number:number-style>
    <number:number-style style:name="N171">
      <number:text>($</number:text>
      <number:number number:decimal-places="2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$</number:text>
      <number:number number:decimal-places="2" number:min-integer-digits="1" number:grouping="true"/>
      <number:text> </number:text>
    </number:number-style>
    <number:number-style style:name="N17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2P0"/>
    </number:number-style>
    <number:number-style style:name="N174P0" style:volatile="true">
      <number:number number:decimal-places="0" number:min-integer-digits="1" number:grouping="true"/>
      <number:text> </number:text>
    </number:number-style>
    <number:number-style style:name="N174P1" style:volatile="true">
      <number:text> (</number:text>
      <number:number number:decimal-places="0" number:min-integer-digits="1" number:grouping="true"/>
      <number:text>)</number:text>
    </number:number-style>
    <number:number-style style:name="N174P2" style:volatile="true">
      <number:text>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$</number:text>
      <number:number number:decimal-places="0" number:min-integer-digits="1" number:grouping="true"/>
      <number:text> </number:text>
    </number:number-style>
    <number:number-style style:name="N178P1" style:volatile="true">
      <number:text> $(</number:text>
      <number:number number:decimal-places="0" number:min-integer-digits="1" number:grouping="true"/>
      <number:text>)</number:text>
    </number:number-style>
    <number:number-style style:name="N178P2" style:volatile="true">
      <number:text> $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$</number:text>
      <number:number number:decimal-places="2" number:min-integer-digits="1" number:grouping="true"/>
      <number:text> </number:text>
    </number:number-style>
    <number:number-style style:name="N182P1" style:volatile="true">
      <number:text> $(</number:text>
      <number:number number:decimal-places="2" number:min-integer-digits="1" number:grouping="true"/>
      <number:text>)</number:text>
    </number:number-style>
    <number:number-style style:name="N182P2" style:volatile="true">
      <number:text> $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currency-style style:name="N183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83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83P0"/>
    </number:currency-style>
    <number:number-style style:name="N184">
      <number:number number:decimal-places="0" number:min-integer-digits="5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\</number:text>
      <number:number number:decimal-places="2" number:min-integer-digits="1" number:grouping="true"/>
    </number:number-style>
    <number:number-style style:name="N186">
      <style:text-properties fo:color="#ff0000"/>
      <number:text>\-</number:text>
      <number:number number:decimal-places="2" number:min-integer-digits="1" number:grouping="true"/>
      <style:map style:condition="value()&gt;=0" style:apply-style-name="N186P0"/>
    </number:number-style>
    <number:number-style style:name="N187P0" style:volatile="true">
      <number:text>\</number:text>
      <number:number number:decimal-places="0" number:min-integer-digits="1" number:grouping="true"/>
    </number:number-style>
    <number:number-style style:name="N187">
      <style:text-properties fo:color="#ff0000"/>
      <number:text>\\-</number:text>
      <number:number number:decimal-places="0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\\\\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£</number:text>
      <number:number number:decimal-places="0" number:min-integer-digits="1" number:grouping="true"/>
    </number:number-style>
    <number:number-style style:name="N189">
      <number:text>-£</number:text>
      <number:number number:decimal-places="0" number:min-integer-digits="1" number:grouping="true"/>
      <style:map style:condition="value()&gt;=0" style:apply-style-name="N189P0"/>
    </number:number-style>
    <number:number-style style:name="N190P0" style:volatile="true">
      <number:text>£</number:text>
      <number:number number:decimal-places="0" number:min-integer-digits="1" number:grouping="true"/>
    </number:number-style>
    <number:number-style style:name="N190">
      <style:text-properties fo:color="#ff0000"/>
      <number:text>-£</number:text>
      <number:number number:decimal-places="0" number:min-integer-digits="1" number:grouping="true"/>
      <style:map style:condition="value()&gt;=0" style:apply-style-name="N190P0"/>
    </number:number-style>
    <number:number-style style:name="N191P0" style:volatile="true">
      <number:text>£</number:text>
      <number:number number:decimal-places="2" number:min-integer-digits="1" number:grouping="true"/>
    </number:number-style>
    <number:number-style style:name="N191">
      <number:text>-£</number:text>
      <number:number number:decimal-places="2" number:min-integer-digits="1" number:grouping="true"/>
      <style:map style:condition="value()&gt;=0" style:apply-style-name="N191P0"/>
    </number:number-style>
    <number:number-style style:name="N192P0" style:volatile="true">
      <number:text>£</number:text>
      <number:number number:decimal-places="2" number:min-integer-digits="1" number:grouping="true"/>
    </number:number-style>
    <number:number-style style:name="N192">
      <style:text-properties fo:color="#ff0000"/>
      <number:text>-£</number:text>
      <number:number number:decimal-places="2" number:min-integer-digits="1" number:grouping="true"/>
      <style:map style:condition="value()&gt;=0" style:apply-style-name="N192P0"/>
    </number:number-style>
    <number:number-style style:name="N193P0" style:volatile="true">
      <number:text> £</number:text>
      <number:number number:decimal-places="0" number:min-integer-digits="1" number:grouping="true"/>
      <number:text> </number:text>
    </number:number-style>
    <number:number-style style:name="N193P1" style:volatile="true">
      <number:text>-£</number:text>
      <number:number number:decimal-places="0" number:min-integer-digits="1" number:grouping="true"/>
      <number:text> </number:text>
    </number:number-style>
    <number:number-style style:name="N193P2" style:volatile="true">
      <number:text> £-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P0" style:volatile="true">
      <number:number number: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number:min-integer-digits="1" number:grouping="true"/>
      <number:text> </number:text>
    </number:number-style>
    <number:number-style style:name="N194P2" style:volatile="true">
      <number:text> -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P0" style:volatile="true">
      <number:text> £</number:text>
      <number:number number:decimal-places="2" number:min-integer-digits="1" number:grouping="true"/>
      <number:text> </number:text>
    </number:number-style>
    <number:number-style style:name="N195P1" style:volatile="true">
      <number:text>-£</number:text>
      <number:number number:decimal-places="2" number:min-integer-digits="1" number:grouping="true"/>
      <number:text> </number:text>
    </number:number-style>
    <number:number-style style:name="N195P2" style:volatile="true">
      <number:text> £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P0" style:volatile="true">
      <number:number number:decimal-places="2" number:min-integer-digits="1" number:grouping="true"/>
      <number:text> </number:text>
    </number:number-style>
    <number:number-style style:name="N196P1" style:volatile="true">
      <number:text>-</number:text>
      <number:number number:decimal-places="2" number:min-integer-digits="1" number:grouping="true"/>
      <number:text> </number:text>
    </number:number-style>
    <number:number-style style:name="N196P2" style:volatile="true">
      <number:text>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7P0" style:volatile="true">
      <number:text>$</number:text>
      <number:number number:decimal-places="0" number:min-integer-digits="1" number:grouping="true"/>
    </number:number-style>
    <number:number-style style:name="N197">
      <number:text>-$</number:text>
      <number:number number:decimal-places="0" number:min-integer-digits="1" number:grouping="true"/>
      <style:map style:condition="value()&gt;=0" style:apply-style-name="N197P0"/>
    </number:number-style>
    <number:number-style style:name="N198P0" style:volatile="true">
      <number:text>$</number:text>
      <number:number number:decimal-places="0" number:min-integer-digits="1" number:grouping="true"/>
    </number:number-style>
    <number:number-style style:name="N198">
      <style:text-properties fo:color="#ff0000"/>
      <number:text>-$</number:text>
      <number:number number:decimal-places="0" number:min-integer-digits="1" number:grouping="true"/>
      <style:map style:condition="value()&gt;=0" style:apply-style-name="N198P0"/>
    </number:number-style>
    <number:number-style style:name="N199P0" style:volatile="true">
      <number:text>$</number:text>
      <number:number number:decimal-places="2" number:min-integer-digits="1" number:grouping="true"/>
    </number:number-style>
    <number:number-style style:name="N199">
      <number:text>-$</number:text>
      <number:number number:decimal-places="2" number:min-integer-digits="1" number:grouping="true"/>
      <style:map style:condition="value()&gt;=0" style:apply-style-name="N199P0"/>
    </number:number-style>
    <number:number-style style:name="N200P0" style:volatile="true">
      <number:text>$</number:text>
      <number:number number:decimal-places="2" number:min-integer-digits="1" number:grouping="true"/>
    </number:number-style>
    <number:number-style style:name="N200">
      <style:text-properties fo:color="#ff0000"/>
      <number:text>-$</number:text>
      <number:number number:decimal-places="2" number:min-integer-digits="1" number:grouping="true"/>
      <style:map style:condition="value()&gt;=0" style:apply-style-name="N200P0"/>
    </number:number-style>
    <number:number-style style:name="N201P0" style:volatile="true">
      <number:text> $</number:text>
      <number:number number:decimal-places="0" number:min-integer-digits="1" number:grouping="true"/>
      <number:text> </number:text>
    </number:number-style>
    <number:number-style style:name="N201P1" style:volatile="true">
      <number:text>-$</number:text>
      <number:number number:decimal-places="0" number:min-integer-digits="1" number:grouping="true"/>
      <number:text> </number:text>
    </number:number-style>
    <number:number-style style:name="N201P2" style:volatile="true">
      <number:text> $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number:number number:decimal-places="2" number:min-integer-digits="1" number:grouping="true"/>
      <number:text> </number:text>
    </number:number-style>
    <number:number-style style:name="N202P1" style:volatile="true">
      <number:text>-$</number:text>
      <number:number number:decimal-places="2" number:min-integer-digits="1" number:grouping="true"/>
      <number:text> </number:text>
    </number:number-style>
    <number:number-style style:name="N202P2" style:volatile="true">
      <number:text> $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3P0" style:volatile="true">
      <number:number number:decimal-places="1" number:min-integer-digits="1" number:grouping="true"/>
      <number:text> </number:text>
    </number:number-style>
    <number:number-style style:name="N203P1" style:volatile="true">
      <number:text> (</number:text>
      <number:number number:decimal-places="1" number:min-integer-digits="1" number:grouping="true"/>
      <number:text>)</number:text>
    </number:number-style>
    <number:number-style style:name="N203P2" style:volatile="true">
      <number:text> -</number:text>
      <number:number number: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P0" style:volatile="true">
      <number:number number:decimal-places="0" number:min-integer-digits="1" number:grouping="true"/>
      <number:text> </number:text>
    </number:number-style>
    <number:number-style style:name="N204P1" style:volatile="true">
      <number:text>-</number:text>
      <number:number number:decimal-places="0" number:min-integer-digits="1" number:grouping="true"/>
      <number:text> </number:text>
    </number:number-style>
    <number:number-style style:name="N204P2" style:volatile="true">
      <number:text> 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6" number:min-integer-digits="1"/>
    </number:number-style>
    <number:number-style style:name="N206">
      <number:number number:decimal-places="5" number:min-integer-digits="1"/>
    </number:number-style>
    <number:number-style style:name="N207P0" style:volatile="true">
      <number:text> $</number:text>
      <number:number number:decimal-places="1" number:min-integer-digits="1" number:grouping="true"/>
      <number:text> </number:text>
    </number:number-style>
    <number:number-style style:name="N207P1" style:volatile="true">
      <number:text> $(</number:text>
      <number:number number:decimal-places="1" number:min-integer-digits="1" number:grouping="true"/>
      <number:text>)</number:text>
    </number:number-style>
    <number:number-style style:name="N207P2" style:volatile="true">
      <number:text> $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P0" style:volatile="true">
      <number:text> $</number:text>
      <number:number number:decimal-places="3" number:min-integer-digits="1" number:grouping="true"/>
      <number:text> </number:text>
    </number:number-style>
    <number:number-style style:name="N208P1" style:volatile="true">
      <number:text> $(</number:text>
      <number:number number:decimal-places="3" number:min-integer-digits="1" number:grouping="true"/>
      <number:text>)</number:text>
    </number:number-style>
    <number:number-style style:name="N208P2" style:volatile="true">
      <number:text> $-</number:text>
      <number:number number:decimal-places="0" number:min-integer-digits="0"/>
      <number:text>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P0" style:volatile="true">
      <number:number number:decimal-places="3" number:min-integer-digits="1" number:grouping="true"/>
      <number:text> </number:text>
    </number:number-style>
    <number:number-style style:name="N209P1" style:volatile="true">
      <number:text> (</number:text>
      <number:number number:decimal-places="3" number:min-integer-digits="1" number:grouping="true"/>
      <number:text>)</number:text>
    </number:number-style>
    <number:number-style style:name="N209P2" style:volatile="true">
      <number:text> -</number:text>
      <number:number number: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P0" style:volatile="true">
      <number:text> $</number:text>
      <number:number number:decimal-places="0" number:min-integer-digits="1" number:grouping="true"/>
      <number:text> </number:text>
    </number:number-style>
    <number:number-style style:name="N210P1" style:volatile="true">
      <number:text> $(</number:text>
      <number:number number:decimal-places="0" number:min-integer-digits="1" number:grouping="true"/>
      <number:text>)</number:text>
    </number:number-style>
    <number:number-style style:name="N210P2" style:volatile="true">
      <number:text> $-</number:text>
      <number:number number:decimal-places="0" number:min-integer-digits="0"/>
      <number:text>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1P0" style:volatile="true">
      <number:text>Yes</number:text>
    </number:number-style>
    <number:number-style style:name="N211P1" style:volatile="true">
      <number:text>Yes</number:text>
    </number:number-style>
    <number:number-style style:name="N211">
      <number:text>No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True</number:text>
    </number:number-style>
    <number:number-style style:name="N212P1" style:volatile="true">
      <number:text>True</number:text>
    </number:number-style>
    <number:number-style style:name="N212">
      <number:text>False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On</number:text>
    </number:number-style>
    <number:number-style style:name="N213P1" style:volatile="true">
      <number:text>On</number:text>
    </number:number-style>
    <number:number-style style:name="N213">
      <number:text>Off</number:text>
      <style:map style:condition="value()&gt;0" style:apply-style-name="N213P0"/>
      <style:map style:condition="value()&lt;0" style:apply-style-name="N213P1"/>
    </number:number-style>
    <number:currency-style style:name="N21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1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14P0"/>
    </number:currency-style>
    <number:date-style style:name="N215P0" style:volatile="true">
      <number:day/>
      <number:text>/</number:text>
      <number:month/>
      <number:text>/</number:text>
      <number:year number:style="long"/>
    </number:date-style>
    <number:text-style style:name="N215">
      <number:text-content/>
      <style:map style:condition="value()&gt;=0" style:apply-style-name="N215P0"/>
    </number:text-style>
    <number:time-style style:name="N21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17P0" style:volatile="true">
      <number:number number:decimal-places="4" number:min-integer-digits="1" number:grouping="true"/>
      <number:text> </number:text>
    </number:number-style>
    <number:number-style style:name="N217P1" style:volatile="true">
      <number:text> (</number:text>
      <number:number number:decimal-places="4" number:min-integer-digits="1" number:grouping="true"/>
      <number:text>)</number:text>
    </number:number-style>
    <number:number-style style:name="N217P2" style:volatile="true">
      <number:text> -</number:text>
      <number:number number: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8P0" style:volatile="true">
      <number:number number:decimal-places="1" number:min-integer-digits="1" number:grouping="true"/>
      <number:text> </number:text>
    </number:number-style>
    <number:number-style style:name="N218P1" style:volatile="true">
      <number:text>-</number:text>
      <number:number number:decimal-places="1" number:min-integer-digits="1" number:grouping="true"/>
      <number:text> </number:text>
    </number:number-style>
    <number:number-style style:name="N218P2" style:volatile="true">
      <number:text> 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9P0" style:volatile="true">
      <number:number number:decimal-places="3" number:min-integer-digits="1" number:grouping="true"/>
      <number:text> </number:text>
    </number:number-style>
    <number:number-style style:name="N219P1" style:volatile="true">
      <number:text>-</number:text>
      <number:number number:decimal-places="3" number:min-integer-digits="1" number:grouping="true"/>
      <number:text> </number:text>
    </number:number-style>
    <number:number-style style:name="N219P2" style:volatile="true">
      <number:text>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0P0" style:volatile="true">
      <number:number number:decimal-places="5" number:min-integer-digits="1" number:grouping="true"/>
      <number:text> </number:text>
    </number:number-style>
    <number:number-style style:name="N220P1" style:volatile="true">
      <number:text> (</number:text>
      <number:number number:decimal-places="5" number:min-integer-digits="1" number:grouping="true"/>
      <number:text>)</number:text>
    </number:number-style>
    <number:number-style style:name="N220P2" style:volatile="true">
      <number:text>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P0" style:volatile="true">
      <number:number number:decimal-places="6" number:min-integer-digits="1" number:grouping="true"/>
      <number:text> </number:text>
    </number:number-style>
    <number:number-style style:name="N221P1" style:volatile="true">
      <number:text> (</number:text>
      <number:number number:decimal-places="6" number:min-integer-digits="1" number:grouping="true"/>
      <number:text>)</number:text>
    </number:number-style>
    <number:number-style style:name="N221P2" style:volatile="true">
      <number:text> -</number:text>
      <number:number number: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P0" style:volatile="true">
      <number:number number:decimal-places="7" number:min-integer-digits="1" number:grouping="true"/>
      <number:text> </number:text>
    </number:number-style>
    <number:number-style style:name="N222P1" style:volatile="true">
      <number:text> (</number:text>
      <number:number number:decimal-places="7" number:min-integer-digits="1" number:grouping="true"/>
      <number:text>)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P0" style:volatile="true">
      <number:number number:decimal-places="8" number:min-integer-digits="1" number:grouping="true"/>
      <number:text> </number:text>
    </number:number-style>
    <number:number-style style:name="N223P1" style:volatile="true">
      <number:text> (</number:text>
      <number:number number:decimal-places="8" number:min-integer-digits="1" number:grouping="true"/>
      <number:text>)</number:text>
    </number:number-style>
    <number:number-style style:name="N223P2" style:volatile="true">
      <number:text> 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P0" style:volatile="true">
      <number:number number:decimal-places="9" number:min-integer-digits="1" number:grouping="true"/>
      <number:text> </number:text>
    </number:number-style>
    <number:number-style style:name="N224P1" style:volatile="true">
      <number:text> (</number:text>
      <number:number number:decimal-places="9" number:min-integer-digits="1" number:grouping="true"/>
      <number:text>)</number:text>
    </number:number-style>
    <number:number-style style:name="N224P2" style:volatile="true">
      <number:text> -</number:text>
      <number:number number: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P0" style:volatile="true">
      <number:number number:decimal-places="10" number:min-integer-digits="1" number:grouping="true"/>
      <number:text> </number:text>
    </number:number-style>
    <number:number-style style:name="N225P1" style:volatile="true">
      <number:text> (</number:text>
      <number:number number:decimal-places="10" number:min-integer-digits="1" number:grouping="true"/>
      <number:text>)</number:text>
    </number:number-style>
    <number:number-style style:name="N225P2" style:volatile="true">
      <number:text> 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date-style style:name="N226">
      <number:day-of-week number:style="long"/>
      <number:text>, </number:text>
      <number:month number:style="long" number:textual="true"/>
      <number:text> </number:text>
      <number:day/>
      <number:text>, </number:text>
      <number:year/>
    </number:date-style>
    <number:date-style style:name="N227">
      <number:month number:textual="true"/>
      <number:text>-</number:text>
      <number:year number:style="long"/>
    </number:date-style>
    <number:date-style style:name="N228P0" style:volatile="true">
      <number:day number:style="long"/>
      <number:text>-</number:text>
      <number:month number:textual="true"/>
      <number:text>-</number:text>
      <number:year/>
    </number:date-style>
    <number:text-style style:name="N228">
      <number:text-content/>
      <style:map style:condition="value()&gt;=0" style:apply-style-name="N228P0"/>
    </number:text-style>
    <number:date-style style:name="N229">
      <number:day number:style="long"/>
      <number:text>/</number:text>
      <number:month number:style="long"/>
    </number:date-style>
    <number:date-style style:name="N230P0" style:volatile="true">
      <number:day/>
      <number:text>-</number:text>
      <number:month number:textual="true"/>
      <number:text>-</number:text>
      <number:year/>
    </number:date-style>
    <number:text-style style:name="N230">
      <number:text-content/>
      <style:map style:condition="value()&gt;=0" style:apply-style-name="N230P0"/>
    </number:text-style>
    <number:date-style style:name="N231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232">
      <number:number number:decimal-places="0" number:min-integer-digits="2"/>
    </number:number-style>
    <number:date-style style:name="N233">
      <number:day number:style="long"/>
      <number:text>-</number:text>
      <number:month number:style="long"/>
      <number:text>-</number:text>
      <number:year/>
    </number:date-style>
    <number:number-style style:name="N234P0" style:volatile="true">
      <number:number number:decimal-places="0" number:min-integer-digits="1"/>
      <number:text> </number:text>
    </number:number-style>
    <number:number-style style:name="N234">
      <number:text>(</number:text>
      <number:number number:decimal-places="0" number:min-integer-digits="1"/>
      <number:text>)</number:text>
      <style:map style:condition="value()&gt;=0" style:apply-style-name="N234P0"/>
    </number:number-style>
    <number:number-style style:name="N235P0" style:volatile="true">
      <number:number number:decimal-places="0" number:min-integer-digits="1"/>
    </number:number-style>
    <number:number-style style:name="N235">
      <style:text-properties fo:color="#ff0000"/>
      <number:number number:decimal-places="0" number:min-integer-digits="1"/>
      <style:map style:condition="value()&gt;=0" style:apply-style-name="N235P0"/>
    </number:number-style>
    <number:date-style style:name="N236">
      <number:day/>
      <number:text>-</number:text>
      <number:month number:textual="true"/>
    </number:date-style>
    <number:number-style style:name="N237P0" style:volatile="true">
      <number:number number:decimal-places="0" number:min-integer-digits="1" number:grouping="true"/>
    </number:number-style>
    <number:number-style style:name="N237">
      <style:text-properties fo:color="#ff0000"/>
      <number:number number:decimal-places="0" number:min-integer-digits="1" number:grouping="true"/>
      <style:map style:condition="value()&gt;=0" style:apply-style-name="N237P0"/>
    </number:number-style>
    <number:number-style style:name="N238">
      <number:number number:decimal-places="1" number:min-integer-digits="1" number:grouping="true"/>
    </number:number-style>
    <number:number-style style:name="N239P0" style:volatile="true">
      <number:number number:decimal-places="1" number:min-integer-digits="1" number:grouping="true"/>
    </number:number-style>
    <number:number-style style:name="N239">
      <style:text-properties fo:color="#ff0000"/>
      <number:number number:decimal-places="1" number:min-integer-digits="1" number:grouping="true"/>
      <style:map style:condition="value()&gt;=0" style:apply-style-name="N239P0"/>
    </number:number-style>
    <number:number-style style:name="N240P0" style:volatile="true">
      <number:number number:decimal-places="2" number:min-integer-digits="1" number:grouping="true"/>
      <number:text> </number:text>
    </number:number-style>
    <number:number-style style:name="N240">
      <number:text>-</number:text>
      <number:number number:decimal-places="2" number:min-integer-digits="1" number:grouping="true"/>
      <number:text> </number:text>
      <style:map style:condition="value()&gt;=0" style:apply-style-name="N240P0"/>
    </number:number-style>
    <number:number-style style:name="N241P0" style:volatile="true">
      <number:number number:decimal-places="0" number:min-integer-digits="1" number:grouping="true"/>
      <number:text> </number:text>
    </number:number-style>
    <number:number-style style:name="N241">
      <number:text>-</number:text>
      <number:number number:decimal-places="0" number:min-integer-digits="1" number:grouping="true"/>
      <number:text> </number:text>
      <style:map style:condition="value()&gt;=0" style:apply-style-name="N241P0"/>
    </number:number-style>
    <number:number-style style:name="N242">
      <number:number number:decimal-places="2" number:min-integer-digits="1"/>
      <number:text> </number:text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 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3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8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38P2" style:volatile="true" number:language="en" number:country="US">
      <number:currency-symbol/>
      <number:text>- </number:text>
    </number:currency-style>
    <number:text-style style:name="N8138" number:language="en" number:country="U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currency-style style:name="N8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3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en" number:country="US">
      <number:minutes number:style="long"/>
      <number:text>:</number:text>
      <number:seconds number:style="long"/>
    </number:time-style>
    <number:time-style style:name="N814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en" number:country="US">
      <number:minutes number:style="long"/>
      <number:text>:</number:text>
      <number:seconds number:style="long" number:decimal-places="1"/>
    </number:time-style>
    <number:number-style style:name="N8143" number:language="en" number:country="US">
      <number:scientific-number number:decimal-places="1" number:min-integer-digits="3" number:min-exponent-digits="1"/>
    </number:number-style>
    <number:date-style style:name="N16106" number:language="vi" number:country="VN">
      <number:day number:style="long"/>
      <number:text>-</number:text>
      <number:month number:textual="true"/>
      <number:text>-</number:text>
      <number:year/>
    </number:date-style>
    <number:date-style style:name="N16107" number:language="vi" number:country="VN">
      <number:day number:style="long"/>
      <number:text>-</number:text>
      <number:month number:textual="true"/>
    </number:date-style>
    <number:date-style style:name="N16108" number:language="vi" number:country="VN">
      <number:month number:textual="true"/>
      <number:text>-</number:text>
      <number:year/>
    </number:date-style>
    <number:time-style style:name="N16109" number:language="vi" number:country="VN">
      <number:hours/>
      <number:text>:</number:text>
      <number:minutes number:style="long"/>
      <number:text> </number:text>
      <number:am-pm/>
    </number:time-style>
    <number:time-style style:name="N16110" number:language="vi" number:country="V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1" number:language="vi" number:country="VN">
      <number:hours/>
      <number:text>:</number:text>
      <number:minutes number:style="long"/>
    </number:time-style>
    <number:time-style style:name="N16112" number:language="vi" number:country="VN">
      <number:hours/>
      <number:text>:</number:text>
      <number:minutes number:style="long"/>
      <number:text>:</number:text>
      <number:seconds number:style="long"/>
    </number:time-style>
    <number:date-style style:name="N16113" number:language="vi" number:country="VN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14P0" style:volatile="true" number:language="vi" number:country="VN">
      <number:number number:decimal-places="0" number:min-integer-digits="1" number:grouping="true"/>
      <number:text>   </number:text>
    </number:number-style>
    <number:number-style style:name="N16114" number:language="vi" number:country="VN">
      <number:text>-</number:text>
      <number:number number:decimal-places="0" number:min-integer-digits="1" number:grouping="true"/>
      <number:text>   </number:text>
      <style:map style:condition="value()&gt;=0" style:apply-style-name="N16114P0"/>
    </number:number-style>
    <number:number-style style:name="N16115P0" style:volatile="true" number:language="vi" number:country="VN">
      <number:number number:decimal-places="0" number:min-integer-digits="1" number:grouping="true"/>
      <number:text>   </number:text>
    </number:number-style>
    <number:number-style style:name="N16115" number:language="vi" number:country="VN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6115P0"/>
    </number:number-style>
    <number:number-style style:name="N16116P0" style:volatile="true" number:language="vi" number:country="VN">
      <number:number number:decimal-places="2" number:min-integer-digits="1" number:grouping="true"/>
      <number:text>   </number:text>
    </number:number-style>
    <number:number-style style:name="N16116" number:language="vi" number:country="VN">
      <number:text>-</number:text>
      <number:number number:decimal-places="2" number:min-integer-digits="1" number:grouping="true"/>
      <number:text>   </number:text>
      <style:map style:condition="value()&gt;=0" style:apply-style-name="N16116P0"/>
    </number:number-style>
    <number:number-style style:name="N16117P0" style:volatile="true" number:language="vi" number:country="VN">
      <number:number number:decimal-places="2" number:min-integer-digits="1" number:grouping="true"/>
      <number:text>   </number:text>
    </number:number-style>
    <number:number-style style:name="N16117" number:language="vi" number:country="VN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6117P0"/>
    </number:number-style>
    <number:number-style style:name="N16118P0" style:volatile="true" number:language="vi" number:country="VN">
      <number:number number:decimal-places="0" number:min-integer-digits="1" number:grouping="true"/>
      <number:text>    </number:text>
    </number:number-style>
    <number:number-style style:name="N16118P1" style:volatile="true" number:language="vi" number:country="VN">
      <number:text>-</number:text>
      <number:number number:decimal-places="0" number:min-integer-digits="1" number:grouping="true"/>
      <number:text>    </number:text>
    </number:number-style>
    <number:number-style style:name="N16118P2" style:volatile="true" number:language="vi" number:country="VN">
      <number:text> -    </number:text>
    </number:number-style>
    <number:text-style style:name="N16118" number:language="vi" number:country="VN">
      <number:text-content/>
      <number:text> </number:text>
      <style:map style:condition="value()&gt;0" style:apply-style-name="N16118P0"/>
      <style:map style:condition="value()&lt;0" style:apply-style-name="N16118P1"/>
      <style:map style:condition="value()=0" style:apply-style-name="N16118P2"/>
    </number:text-style>
    <number:number-style style:name="N16119P0" style:volatile="true" number:language="vi" number:country="VN">
      <number:number number:decimal-places="0" number:min-integer-digits="1" number:grouping="true"/>
      <number:text> ₫ </number:text>
    </number:number-style>
    <number:number-style style:name="N16119P1" style:volatile="true" number:language="vi" number:country="VN">
      <number:text>-</number:text>
      <number:number number:decimal-places="0" number:min-integer-digits="1" number:grouping="true"/>
      <number:text> ₫ </number:text>
    </number:number-style>
    <number:number-style style:name="N16119P2" style:volatile="true" number:language="vi" number:country="VN">
      <number:text> - ₫ </number:text>
    </number:number-style>
    <number:text-style style:name="N16119" number:language="vi" number:country="VN">
      <number:text-content/>
      <number:text> </number:text>
      <style:map style:condition="value()&gt;0" style:apply-style-name="N16119P0"/>
      <style:map style:condition="value()&lt;0" style:apply-style-name="N16119P1"/>
      <style:map style:condition="value()=0" style:apply-style-name="N16119P2"/>
    </number:text-style>
    <number:number-style style:name="N16120P0" style:volatile="true" number:language="vi" number:country="VN">
      <number:number number:decimal-places="2" number:min-integer-digits="1" number:grouping="true"/>
      <number:text>    </number:text>
    </number:number-style>
    <number:number-style style:name="N16120P1" style:volatile="true" number:language="vi" number:country="VN">
      <number:text>-</number:text>
      <number:number number:decimal-places="2" number:min-integer-digits="1" number:grouping="true"/>
      <number:text>    </number:text>
    </number:number-style>
    <number:number-style style:name="N16120P2" style:volatile="true" number:language="vi" number:country="VN">
      <number:text> -</number:text>
      <number:number number:decimal-places="0" number:min-integer-digits="0"/>
      <number:text>    </number:text>
    </number:number-style>
    <number:text-style style:name="N16120" number:language="vi" number:country="VN">
      <number:text-content/>
      <number:text> </number:text>
      <style:map style:condition="value()&gt;0" style:apply-style-name="N16120P0"/>
      <style:map style:condition="value()&lt;0" style:apply-style-name="N16120P1"/>
      <style:map style:condition="value()=0" style:apply-style-name="N16120P2"/>
    </number:text-style>
    <number:number-style style:name="N16121P0" style:volatile="true" number:language="vi" number:country="VN">
      <number:number number:decimal-places="2" number:min-integer-digits="1" number:grouping="true"/>
      <number:text> ₫ </number:text>
    </number:number-style>
    <number:number-style style:name="N16121P1" style:volatile="true" number:language="vi" number:country="VN">
      <number:text>-</number:text>
      <number:number number:decimal-places="2" number:min-integer-digits="1" number:grouping="true"/>
      <number:text> ₫ </number:text>
    </number:number-style>
    <number:number-style style:name="N16121P2" style:volatile="true" number:language="vi" number:country="VN">
      <number:text> -</number:text>
      <number:number number:decimal-places="0" number:min-integer-digits="0"/>
      <number:text> ₫ </number:text>
    </number:number-style>
    <number:text-style style:name="N16121" number:language="vi" number:country="VN">
      <number:text-content/>
      <number:text> </number:text>
      <style:map style:condition="value()&gt;0" style:apply-style-name="N16121P0"/>
      <style:map style:condition="value()&lt;0" style:apply-style-name="N16121P1"/>
      <style:map style:condition="value()=0" style:apply-style-name="N16121P2"/>
    </number:text-style>
    <number:time-style style:name="N16122" number:language="vi" number:country="VN">
      <number:minutes number:style="long"/>
      <number:text>:</number:text>
      <number:seconds number:style="long"/>
    </number:time-style>
    <number:time-style style:name="N16123" number:language="vi" number:country="V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24" number:language="vi" number:country="VN">
      <number:minutes number:style="long"/>
      <number:text>:</number:text>
      <number:seconds number:style="long" number:decimal-places="1"/>
    </number:time-style>
    <number:number-style style:name="N16125" number:language="vi" number:country="VN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Arial" fo:font-size="11pt" style:font-name-asian="WenQuanYi Micro Hei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c5000b"/>
    </style:style>
    <style:style style:name="Untitled2" style:family="table-cell" style:parent-style-name="Default">
      <style:table-cell-properties fo:background-color="#333333"/>
      <style:text-properties fo:color="#000000"/>
    </style:style>
    <style:style style:name="Untitled3" style:family="table-cell" style:parent-style-name="Default">
      <style:table-cell-properties fo:background-color="#333333"/>
    </style:style>
    <style:style style:name="ngaynghi" style:family="table-cell" style:parent-style-name="Default">
      <style:table-cell-properties fo:background-color="#333333"/>
    </style:style>
    <style:style style:name="nghitua" style:family="table-cell" style:parent-style-name="Default">
      <style:table-cell-properties fo:background-color="#000000"/>
      <style:text-properties fo:color="#000000" fo:font-size="2pt"/>
    </style:style>
    <style:style style:name="Comma_20_2" style:display-name="Comma 2" style:family="table-cell" style:parent-style-name="Default" style:data-style-name="N121"/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Untitled4" style:family="table-cell" style:parent-style-name="Default">
      <style:text-properties fo:font-weight="bold"/>
    </style:style>
    <style:style style:name="aaaaaa" style:family="table-cell" style:parent-style-name="Default">
      <style:text-properties fo:font-weight="bold"/>
    </style:style>
    <style:style style:name="dam" style:family="table-cell" style:parent-style-name="Default">
      <style:text-properties fo:font-size="12pt" fo:font-weight="bold"/>
    </style:style>
    <style:style style:name="Untitled5" style:family="table-cell" style:parent-style-name="Default">
      <style:text-properties fo:font-size="12pt" fo:font-weight="bold"/>
    </style:style>
  </office:styles>
  <office:automatic-styles>
    <style:page-layout style:name="Mpm1">
      <style:page-layout-properties fo:page-width="11.6929in" fo:page-height="8.2681in" style:num-format="1" style:print-orientation="landscape" fo:margin-top="0.252in" fo:margin-bottom="0.252in" fo:margin-left="0.5902in" fo:margin-right="0.5902in" style:shadow="none" style:first-page-number="continu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  <style:style style:name="MT1" style:family="text">
      <style:text-properties fo:font-size="12pt" fo:font-weight="bold"/>
    </style:style>
    <style:style style:name="MT2" style:family="text">
      <style:text-properties fo:font-size="12pt" fo:font-weight="normal"/>
    </style:style>
  </office:automatic-styles>
  <office:master-styles>
    <style:master-page style:name="Default" style:page-layout-name="Mpm1">
      <style:header>
        <style:region-left>
          <text:p><text:span text:style-name="MT1">Date : </text:span><text:span text:style-name="MT2"><text:date style:data-style-name="N2" text:date-value="2015-04-28">04/28/2015</text:date></text:span></text:p>
          <text:p><text:span text:style-name="MT1">Time : </text:span><text:span text:style-name="MT2"><text:time>14:00:44</text:time></text:span></text:p>
        </style:region-left>
        <style:region-right>
          <text:p>Page <text:page-number>1</text:page-number> / <text:page-count>99</text:page-count></text:p>
        </style:region-right>
      </style:header>
      <style:header-left style:display="false"/>
      <style:footer>
        <text:p>Page <text:page-number>1</text:page-number>/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4/28/2015</text:date>, <text:time>14:0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hật_20_ký_20_chung" style:display-name="PageStyle_Nhật ký chu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9-24T11:19:00</meta:creation-date>
    <dc:date>2015-04-28T14:00:44</dc:date>
    <meta:editing-duration>P1DT19H31M10S</meta:editing-duration>
    <meta:editing-cycles>473</meta:editing-cycles>
    <meta:generator>OpenOffice/4.1.1$Win32 OpenOffice.org_project/411m6$Build-9775</meta:generator>
    <meta:document-statistic meta:table-count="1" meta:cell-count="17" meta:object-count="0"/>
  </office:meta>
</office:document-meta>
</file>